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T1" style:family="text">
      <style:text-properties fo:language="de" fo:country="DE"/>
    </style:style>
    <style:style style:name="fr1" style:family="graphic" style:parent-style-name="Frame">
      <style:graphic-properties fo:margin-left="0mm" fo:margin-right="0mm" fo:margin-top="0mm" fo:margin-bottom="0mm" style:wrap="parallel" style:number-wrapped-paragraphs="no-limit" style:vertical-pos="from-top" style:vertical-rel="paragraph" style:horizontal-pos="from-left" style:horizontal-rel="paragraph" fo:background-color="#f0fff0" draw:fill="solid" draw:fill-color="#f0fff0" fo:padding="0mm" fo:border="none" style:shadow="#808080 -12.7mm 12.7mm" draw:shadow-opacity="100%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48.1mm" svg:y="7.44mm" svg:width="60.04mm" draw:z-index="0">
     <draw:text-box fo:min-height="38.31mm">
      <text:p text:style-name="Frame_20_contents">This is a frame with text in it.</text:p>
     </draw:text-box>
    </draw:frame><text:span text:style-name="T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span> </text:p>
      <text:p text:style-name="P1"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148.01mm" style:num-format="1" style:print-orientation="landscape" fo:margin-top="10mm" fo:margin-bottom="10mm" fo:margin-left="10mm" fo:margin-right="10mm" style:writing-mode="lr-tb" style:layout-grid-color="#c0c0c0" style:layout-grid-lines="31" style:layout-grid-base-height="6.35mm" style:layout-grid-ruby-height="0mm" style:layout-grid-mode="none" style:layout-grid-ruby-below="false" style:layout-grid-print="false" style:layout-grid-display="false" style:layout-grid-base-width="3.18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dc:creator>Regina Henschel</dc:creator>
    <meta:editing-cycles>7</meta:editing-cycles>
    <meta:creation-date>2021-05-15T12:48:00</meta:creation-date>
    <dc:date>2021-06-03T17:43:42.774000000</dc:date>
    <meta:editing-duration>PT13M11S</meta:editing-duration>
    <meta:generator>BCommitContinue/7.2.0.0.alpha1$Windows_X86_64 LibreOffice_project/7bfae779b1e05ac8b6b6c4e2539c2848a79a9ea5</meta:generator>
    <meta:document-statistic meta:table-count="0" meta:image-count="0" meta:object-count="0" meta:page-count="1" meta:paragraph-count="3" meta:word-count="710" meta:character-count="1435" meta:non-whitespace-character-count="727"/>
    <meta:user-defined meta:name="AppVersion">16.0000</meta:user-defined>
    <meta:template xlink:type="simple" xlink:actuate="onRequest" xlink:title="SingleCharactersCourier.dotx" xlink:href=""/>
  </office:meta>
</office:document-meta>
</file>